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fo:font-weight="bold" officeooo:rsid="0009d760" officeooo:paragraph-rsid="0009d760" style:font-size-asian="16pt" style:font-weight-asian="bold" style:font-size-complex="16pt" style:font-weight-complex="bold"/>
    </style:style>
    <style:style style:name="P2" style:family="paragraph" style:parent-style-name="Standard">
      <style:text-properties style:font-name="Arial" fo:font-size="16pt" style:text-underline-style="solid" style:text-underline-width="auto" style:text-underline-color="font-color" fo:font-weight="bold" officeooo:rsid="0009d760" officeooo:paragraph-rsid="0009d760" style:font-size-asian="16pt" style:font-weight-asian="bold" style:font-size-complex="16pt" style:font-weight-complex="bold"/>
    </style:style>
    <style:style style:name="P3" style:family="paragraph" style:parent-style-name="Standard">
      <style:text-properties style:font-name="Arial" fo:font-size="12pt" fo:font-weight="normal" officeooo:rsid="0009d760" officeooo:paragraph-rsid="0009d760" style:font-size-asian="12pt" style:font-weight-asian="normal" style:font-size-complex="12pt" style:font-weight-complex="normal"/>
    </style:style>
    <style:style style:name="P4" style:family="paragraph" style:parent-style-name="Standard">
      <style:text-properties style:font-name="Arial" fo:font-size="12pt" fo:font-weight="normal" officeooo:rsid="000c9aab" officeooo:paragraph-rsid="000f19af" style:font-size-asian="12pt" style:font-weight-asian="normal" style:font-size-complex="12pt" style:font-weight-complex="normal"/>
    </style:style>
    <style:style style:name="P5" style:family="paragraph" style:parent-style-name="Standard">
      <style:text-properties style:font-name="Arial" fo:font-size="12pt" fo:font-weight="normal" officeooo:rsid="00116a2a" officeooo:paragraph-rsid="0012ecbb" style:font-size-asian="12pt" style:font-weight-asian="normal" style:font-size-complex="12pt" style:font-weight-complex="normal"/>
    </style:style>
    <style:style style:name="P6" style:family="paragraph" style:parent-style-name="Standard">
      <style:text-properties style:font-name="Arial" fo:font-size="12pt" fo:font-weight="normal" officeooo:rsid="0012ecbb" officeooo:paragraph-rsid="0012ecbb" style:font-size-asian="12pt" style:font-weight-asian="normal" style:font-size-complex="12pt" style:font-weight-complex="normal"/>
    </style:style>
    <style:style style:name="P7" style:family="paragraph" style:parent-style-name="Standard">
      <style:text-properties style:font-name="Arial" fo:font-size="12pt" fo:font-weight="normal" officeooo:rsid="0017330f" officeooo:paragraph-rsid="0017330f" style:font-size-asian="12pt" style:font-weight-asian="normal" style:font-size-complex="12pt" style:font-weight-complex="normal"/>
    </style:style>
    <style:style style:name="P8" style:family="paragraph" style:parent-style-name="Standard">
      <style:text-properties style:font-name="Arial" fo:font-size="12pt" fo:font-weight="normal" officeooo:rsid="0017330f" officeooo:paragraph-rsid="00215143" style:font-size-asian="12pt" style:font-weight-asian="normal" style:font-size-complex="12pt" style:font-weight-complex="normal"/>
    </style:style>
    <style:style style:name="P9" style:family="paragraph" style:parent-style-name="Standard">
      <style:text-properties style:font-name="Arial" fo:font-size="12pt" fo:font-weight="normal" officeooo:rsid="0019de6a" officeooo:paragraph-rsid="00242a9b" style:font-size-asian="12pt" style:font-weight-asian="normal" style:font-size-complex="12pt" style:font-weight-complex="normal"/>
    </style:style>
    <style:style style:name="P10" style:family="paragraph" style:parent-style-name="Standard">
      <style:text-properties style:font-name="Arial" fo:font-size="12pt" fo:font-weight="normal" officeooo:paragraph-rsid="0012ecbb"/>
    </style:style>
    <style:style style:name="P11" style:family="paragraph" style:parent-style-name="Standard">
      <style:text-properties style:font-name="Arial" fo:font-size="12pt" fo:font-weight="normal" officeooo:paragraph-rsid="0017330f"/>
    </style:style>
    <style:style style:name="P12" style:family="paragraph" style:parent-style-name="Standard">
      <style:text-properties style:font-name="Arial" fo:font-size="12pt" fo:font-weight="normal" officeooo:paragraph-rsid="00227493"/>
    </style:style>
    <style:style style:name="P13" style:family="paragraph" style:parent-style-name="Standard">
      <style:text-properties style:font-name="Arial" fo:font-size="12pt" fo:font-weight="normal" officeooo:paragraph-rsid="00268af2"/>
    </style:style>
    <style:style style:name="P14" style:family="paragraph" style:parent-style-name="Standard">
      <style:text-properties style:font-name="Arial" fo:font-size="12pt" fo:font-weight="normal" officeooo:paragraph-rsid="002833d2"/>
    </style:style>
    <style:style style:name="P15" style:family="paragraph" style:parent-style-name="Standard">
      <style:text-properties style:font-name="Arial" fo:font-size="12pt" fo:font-weight="normal" officeooo:paragraph-rsid="002e31aa"/>
    </style:style>
    <style:style style:name="P16" style:family="paragraph" style:parent-style-name="Standard">
      <style:text-properties style:font-name="Arial" fo:font-size="12pt" fo:font-weight="normal" officeooo:paragraph-rsid="003239bb"/>
    </style:style>
    <style:style style:name="P17" style:family="paragraph" style:parent-style-name="Standard">
      <style:text-properties style:font-name="Arial" fo:font-size="12pt" fo:font-weight="normal" officeooo:paragraph-rsid="0032e4e3"/>
    </style:style>
    <style:style style:name="P18" style:family="paragraph" style:parent-style-name="Standard">
      <style:text-properties style:font-name="Arial" fo:font-size="12pt" fo:font-weight="normal" officeooo:paragraph-rsid="0034f6df"/>
    </style:style>
    <style:style style:name="P19" style:family="paragraph" style:parent-style-name="Standard">
      <style:text-properties style:font-name="Arial" fo:font-size="12pt" style:text-underline-style="none" fo:font-weight="normal" officeooo:rsid="00351674" officeooo:paragraph-rsid="0036ef62" style:font-size-asian="14pt" style:font-weight-asian="bold" style:font-size-complex="14pt" style:font-weight-complex="bold"/>
    </style:style>
    <style:style style:name="P20" style:family="paragraph" style:parent-style-name="Standard">
      <style:text-properties style:font-name="Arial" officeooo:paragraph-rsid="000f19af"/>
    </style:style>
    <style:style style:name="P21" style:family="paragraph" style:parent-style-name="Standard">
      <style:text-properties style:font-name="Arial" officeooo:paragraph-rsid="00116a2a"/>
    </style:style>
    <style:style style:name="P22" style:family="paragraph" style:parent-style-name="Standard">
      <style:text-properties style:font-name="Arial" fo:font-size="14pt" style:text-underline-style="solid" style:text-underline-width="auto" style:text-underline-color="font-color" fo:font-weight="bold" officeooo:rsid="0019228c" officeooo:paragraph-rsid="000f19af" style:font-size-asian="14pt" style:font-weight-asian="bold" style:font-size-complex="14pt" style:font-weight-complex="bold"/>
    </style:style>
    <style:style style:name="P23" style:family="paragraph" style:parent-style-name="Standard">
      <style:text-properties style:font-name="Arial" fo:font-size="14pt" style:text-underline-style="solid" style:text-underline-width="auto" style:text-underline-color="font-color" fo:font-weight="bold" officeooo:rsid="0019228c" officeooo:paragraph-rsid="00215143" style:font-size-asian="14pt" style:font-weight-asian="bold" style:font-size-complex="14pt" style:font-weight-complex="bold"/>
    </style:style>
    <style:style style:name="P24" style:family="paragraph" style:parent-style-name="Standard">
      <style:text-properties style:font-name="Arial" fo:font-size="14pt" style:text-underline-style="solid" style:text-underline-width="auto" style:text-underline-color="font-color" fo:font-weight="bold" officeooo:rsid="0019228c" officeooo:paragraph-rsid="00268af2" style:font-size-asian="14pt" style:font-weight-asian="bold" style:font-size-complex="14pt" style:font-weight-complex="bold"/>
    </style:style>
    <style:style style:name="P25" style:family="paragraph" style:parent-style-name="Standard">
      <style:text-properties style:font-name="Arial" fo:font-size="14pt" style:text-underline-style="solid" style:text-underline-width="auto" style:text-underline-color="font-color" fo:font-weight="bold" officeooo:rsid="0019228c" officeooo:paragraph-rsid="002fade3" style:font-size-asian="14pt" style:font-weight-asian="bold" style:font-size-complex="14pt" style:font-weight-complex="bold"/>
    </style:style>
    <style:style style:name="P26" style:family="paragraph" style:parent-style-name="Standard">
      <style:text-properties style:font-name="Arial" fo:font-size="14pt" style:text-underline-style="solid" style:text-underline-width="auto" style:text-underline-color="font-color" fo:font-weight="bold" officeooo:rsid="0019228c" officeooo:paragraph-rsid="003042e5" style:font-size-asian="14pt" style:font-weight-asian="bold" style:font-size-complex="14pt" style:font-weight-complex="bold"/>
    </style:style>
    <style:style style:name="P27" style:family="paragraph" style:parent-style-name="Standard">
      <style:text-properties style:font-name="Arial" fo:font-size="14pt" style:text-underline-style="solid" style:text-underline-width="auto" style:text-underline-color="font-color" fo:font-weight="bold" officeooo:rsid="0019228c" officeooo:paragraph-rsid="003239bb" style:font-size-asian="14pt" style:font-weight-asian="bold" style:font-size-complex="14pt" style:font-weight-complex="bold"/>
    </style:style>
    <style:style style:name="P28" style:family="paragraph" style:parent-style-name="Standard">
      <style:text-properties style:font-name="Arial" fo:font-size="14pt" style:text-underline-style="solid" style:text-underline-width="auto" style:text-underline-color="font-color" fo:font-weight="bold" officeooo:rsid="0019228c" officeooo:paragraph-rsid="0034f6df" style:font-size-asian="14pt" style:font-weight-asian="bold" style:font-size-complex="14pt" style:font-weight-complex="bold"/>
    </style:style>
    <style:style style:name="P29" style:family="paragraph" style:parent-style-name="Standard">
      <style:text-properties style:font-name="Arial" fo:font-size="14pt" style:text-underline-style="solid" style:text-underline-width="auto" style:text-underline-color="font-color" fo:font-weight="bold" officeooo:rsid="0012ecbb" officeooo:paragraph-rsid="0012ecbb" style:font-size-asian="14pt" style:font-weight-asian="bold" style:font-size-complex="14pt" style:font-weight-complex="bold"/>
    </style:style>
    <style:style style:name="P30" style:family="paragraph" style:parent-style-name="Standard">
      <style:text-properties style:font-name="Arial" fo:font-size="14pt" fo:font-weight="bold" officeooo:rsid="0019228c" officeooo:paragraph-rsid="0019228c" style:font-size-asian="14pt" style:font-weight-asian="bold" style:font-size-complex="14pt" style:font-weight-complex="bold"/>
    </style:style>
    <style:style style:name="P31" style:family="paragraph" style:parent-style-name="Standard">
      <style:text-properties style:font-name="Arial" fo:font-size="14pt" fo:font-weight="bold" officeooo:paragraph-rsid="0012ecbb"/>
    </style:style>
    <style:style style:name="P32" style:family="paragraph" style:parent-style-name="Standard">
      <style:text-properties style:font-name="Arial" fo:font-size="12pt" fo:font-weight="normal" officeooo:rsid="002833d2" officeooo:paragraph-rsid="002833d2" style:font-size-asian="12pt" style:font-weight-asian="normal" style:font-size-complex="12pt" style:font-weight-complex="normal"/>
    </style:style>
    <style:style style:name="P33" style:family="paragraph" style:parent-style-name="Standard">
      <style:text-properties style:font-name="Arial" fo:font-size="12pt" fo:font-weight="normal" officeooo:rsid="00293798" officeooo:paragraph-rsid="002833d2" style:font-size-asian="12pt" style:font-weight-asian="normal" style:font-size-complex="12pt" style:font-weight-complex="normal"/>
    </style:style>
    <style:style style:name="P34" style:family="paragraph" style:parent-style-name="Standard">
      <style:text-properties style:font-name="Arial" fo:font-size="12pt" fo:font-weight="normal" officeooo:rsid="002fade3" officeooo:paragraph-rsid="002fade3" style:font-size-asian="12pt" style:font-weight-asian="normal" style:font-size-complex="12pt" style:font-weight-complex="normal"/>
    </style:style>
    <style:style style:name="P35" style:family="paragraph" style:parent-style-name="Standard">
      <style:text-properties style:font-name="Arial" fo:font-size="12pt" fo:font-weight="normal" officeooo:rsid="002fade3" officeooo:paragraph-rsid="003042e5" style:font-size-asian="12pt" style:font-weight-asian="normal" style:font-size-complex="12pt" style:font-weight-complex="normal"/>
    </style:style>
    <style:style style:name="P36" style:family="paragraph" style:parent-style-name="Standard">
      <style:text-properties style:font-name="Arial" fo:font-size="12pt" fo:font-weight="normal" officeooo:rsid="003239bb" officeooo:paragraph-rsid="003239bb" style:font-size-asian="12pt" style:font-weight-asian="normal" style:font-size-complex="12pt" style:font-weight-complex="normal"/>
    </style:style>
    <style:style style:name="P37" style:family="paragraph" style:parent-style-name="Standard">
      <style:text-properties style:font-name="Arial" fo:font-size="12pt" style:text-underline-style="solid" style:text-underline-width="auto" style:text-underline-color="font-color" fo:font-weight="normal" officeooo:rsid="003239bb" officeooo:paragraph-rsid="0034f6df" style:font-size-asian="12pt" style:font-weight-asian="normal" style:font-size-complex="12pt" style:font-weight-complex="normal"/>
    </style:style>
    <style:style style:name="P38" style:family="paragraph" style:parent-style-name="Standard">
      <style:text-properties style:font-name="Arial" fo:font-size="14pt" style:text-underline-style="solid" style:text-underline-width="auto" style:text-underline-color="font-color" fo:font-weight="bold" officeooo:rsid="003042e5" officeooo:paragraph-rsid="003239bb" style:font-size-asian="12pt" style:font-weight-asian="normal" style:font-size-complex="12pt" style:font-weight-complex="normal"/>
    </style:style>
    <style:style style:name="P39" style:family="paragraph" style:parent-style-name="Standard">
      <style:text-properties fo:font-variant="normal" fo:text-transform="none" style:font-name="Arial" fo:letter-spacing="normal" fo:font-style="normal" fo:font-weight="normal" officeooo:rsid="000da532" officeooo:paragraph-rsid="000f19af"/>
    </style:style>
    <style:style style:name="T1" style:family="text">
      <style:text-properties officeooo:rsid="000aa729"/>
    </style:style>
    <style:style style:name="T2" style:family="text">
      <style:text-properties fo:font-size="12pt" fo:font-weight="normal" officeooo:rsid="0009d760" style:font-size-asian="12pt" style:font-weight-asian="normal" style:font-size-complex="12pt" style:font-weight-complex="normal"/>
    </style:style>
    <style:style style:name="T3" style:family="text">
      <style:text-properties fo:font-size="12pt" fo:font-weight="normal" officeooo:rsid="000da532" style:font-size-asian="12pt" style:font-weight-asian="normal" style:font-size-complex="12pt" style:font-weight-complex="normal"/>
    </style:style>
    <style:style style:name="T4" style:family="text">
      <style:text-properties fo:font-size="12pt" fo:font-weight="normal" officeooo:rsid="000c9aab" style:font-size-asian="12pt" style:font-weight-asian="normal" style:font-size-complex="12pt" style:font-weight-complex="normal"/>
    </style:style>
    <style:style style:name="T5" style:family="text">
      <style:text-properties fo:font-size="12pt" fo:font-weight="normal" officeooo:rsid="000f19af" style:font-size-asian="12pt" style:font-weight-asian="normal" style:font-size-complex="12pt" style:font-weight-complex="normal"/>
    </style:style>
    <style:style style:name="T6" style:family="text">
      <style:text-properties fo:font-size="12pt" fo:font-weight="normal" officeooo:rsid="00116a2a" style:font-size-asian="12pt" style:font-weight-asian="normal" style:font-size-complex="12pt"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0da532"/>
    </style:style>
    <style:style style:name="T9" style:family="text">
      <style:text-properties fo:font-variant="normal" fo:text-transform="none" fo:color="#0062c4" loext:opacity="100%" fo:letter-spacing="normal" fo:font-style="normal" fo:font-weight="normal"/>
    </style:style>
    <style:style style:name="T10" style:family="text">
      <style:text-properties officeooo:rsid="0010573f"/>
    </style:style>
    <style:style style:name="T11" style:family="text">
      <style:text-properties fo:color="#808080" loext:opacity="100%" style:font-name="Consolas" fo:font-size="12pt" fo:font-weight="normal" officeooo:rsid="00116a2a" fo:background-color="#1f1f1f" loext:char-shading-value="0" style:font-size-asian="12pt" style:font-weight-asian="normal" style:font-size-complex="12pt" style:font-weight-complex="normal"/>
    </style:style>
    <style:style style:name="T12" style:family="text">
      <style:text-properties fo:color="#808080" loext:opacity="100%" style:font-name="Consolas" fo:font-size="10.5pt" fo:background-color="#1f1f1f" loext:char-shading-value="0"/>
    </style:style>
    <style:style style:name="T13" style:family="text">
      <style:text-properties fo:color="#808080" loext:opacity="100%" style:font-name="Consolas" fo:font-size="10.5pt" fo:background-color="#1f1f1f" loext:char-shading-value="0" style:font-size-asian="12pt" style:font-weight-asian="normal" style:font-size-complex="12pt" style:font-weight-complex="normal"/>
    </style:style>
    <style:style style:name="T14" style:family="text">
      <style:text-properties fo:color="#808080" loext:opacity="100%" style:font-name="Consolas" fo:font-size="10.5pt" officeooo:rsid="0012ecbb" fo:background-color="#1f1f1f" loext:char-shading-value="0" style:font-size-asian="12pt" style:font-weight-asian="normal" style:font-size-complex="12pt" style:font-weight-complex="normal"/>
    </style:style>
    <style:style style:name="T15" style:family="text">
      <style:text-properties fo:color="#808080" loext:opacity="100%" style:font-name="Consolas" fo:font-size="10.5pt" officeooo:rsid="0017330f" fo:background-color="#1f1f1f" loext:char-shading-value="0" style:font-size-asian="12pt" style:font-weight-asian="normal" style:font-size-complex="12pt" style:font-weight-complex="normal"/>
    </style:style>
    <style:style style:name="T16" style:family="text">
      <style:text-properties fo:color="#808080" loext:opacity="100%" style:font-name="Consolas" fo:font-size="10.5pt" officeooo:rsid="0014d2ff" fo:background-color="#1f1f1f" loext:char-shading-value="0" style:font-size-asian="12pt" style:font-weight-asian="normal" style:font-size-complex="12pt" style:font-weight-complex="normal"/>
    </style:style>
    <style:style style:name="T17" style:family="text">
      <style:text-properties fo:color="#808080" loext:opacity="100%" style:font-name="Consolas" fo:font-size="10.5pt" officeooo:rsid="00262413" fo:background-color="#1f1f1f" loext:char-shading-value="0" style:font-size-asian="12pt" style:font-weight-asian="normal" style:font-size-complex="12pt" style:font-weight-complex="normal"/>
    </style:style>
    <style:style style:name="T18" style:family="text">
      <style:text-properties fo:color="#808080" loext:opacity="100%" style:font-name="Consolas" fo:font-size="10.5pt" officeooo:rsid="001f75f0" fo:background-color="#1f1f1f" loext:char-shading-value="0" style:font-size-asian="12pt" style:font-weight-asian="normal" style:font-size-complex="12pt" style:font-weight-complex="normal"/>
    </style:style>
    <style:style style:name="T19" style:family="text">
      <style:text-properties fo:color="#808080" loext:opacity="100%" style:font-name="Consolas" fo:font-size="10.5pt" officeooo:rsid="00268af2" fo:background-color="#1f1f1f" loext:char-shading-value="0" style:font-size-asian="12pt" style:font-weight-asian="normal" style:font-size-complex="12pt" style:font-weight-complex="normal"/>
    </style:style>
    <style:style style:name="T20" style:family="text">
      <style:text-properties fo:color="#808080" loext:opacity="100%" style:font-name="Consolas" fo:font-size="10.5pt" officeooo:rsid="002833d2" fo:background-color="#1f1f1f" loext:char-shading-value="0" style:font-size-asian="12pt" style:font-weight-asian="normal" style:font-size-complex="12pt" style:font-weight-complex="normal"/>
    </style:style>
    <style:style style:name="T21" style:family="text">
      <style:text-properties fo:color="#808080" loext:opacity="100%" style:font-name="Consolas" fo:font-size="10.5pt" officeooo:rsid="00293798" fo:background-color="#1f1f1f" loext:char-shading-value="0" style:font-size-asian="12pt" style:font-weight-asian="normal" style:font-size-complex="12pt" style:font-weight-complex="normal"/>
    </style:style>
    <style:style style:name="T22" style:family="text">
      <style:text-properties fo:color="#808080" loext:opacity="100%" style:font-name="Consolas" fo:font-size="10.5pt" officeooo:rsid="0014d2ff" fo:background-color="#1f1f1f" loext:char-shading-value="0"/>
    </style:style>
    <style:style style:name="T23" style:family="text">
      <style:text-properties fo:color="#808080" loext:opacity="100%" style:font-name="Consolas" officeooo:rsid="00116a2a" fo:background-color="#1f1f1f" loext:char-shading-value="0" style:font-size-asian="12pt" style:font-weight-asian="normal" style:font-size-complex="12pt" style:font-weight-complex="normal"/>
    </style:style>
    <style:style style:name="T24" style:family="text">
      <style:text-properties fo:color="#569cd6" loext:opacity="100%" style:font-name="Consolas" fo:font-size="12pt" fo:font-weight="normal" officeooo:rsid="00116a2a" fo:background-color="#1f1f1f" loext:char-shading-value="0" style:font-size-asian="12pt" style:font-weight-asian="normal" style:font-size-complex="12pt" style:font-weight-complex="normal"/>
    </style:style>
    <style:style style:name="T25" style:family="text">
      <style:text-properties fo:color="#569cd6" loext:opacity="100%" style:font-name="Consolas" fo:font-size="10.5pt" fo:background-color="#1f1f1f" loext:char-shading-value="0"/>
    </style:style>
    <style:style style:name="T26" style:family="text">
      <style:text-properties fo:color="#569cd6" loext:opacity="100%" style:font-name="Consolas" fo:font-size="10.5pt" fo:background-color="#1f1f1f" loext:char-shading-value="0" style:font-size-asian="12pt" style:font-weight-asian="normal" style:font-size-complex="12pt" style:font-weight-complex="normal"/>
    </style:style>
    <style:style style:name="T27" style:family="text">
      <style:text-properties fo:color="#569cd6" loext:opacity="100%" style:font-name="Consolas" fo:font-size="10.5pt" officeooo:rsid="0012ecbb" fo:background-color="#1f1f1f" loext:char-shading-value="0" style:font-size-asian="12pt" style:font-weight-asian="normal" style:font-size-complex="12pt" style:font-weight-complex="normal"/>
    </style:style>
    <style:style style:name="T28" style:family="text">
      <style:text-properties fo:color="#569cd6" loext:opacity="100%" style:font-name="Consolas" fo:font-size="10.5pt" officeooo:rsid="0017330f" fo:background-color="#1f1f1f" loext:char-shading-value="0" style:font-size-asian="12pt" style:font-weight-asian="normal" style:font-size-complex="12pt" style:font-weight-complex="normal"/>
    </style:style>
    <style:style style:name="T29" style:family="text">
      <style:text-properties fo:color="#569cd6" loext:opacity="100%" style:font-name="Consolas" fo:font-size="10.5pt" officeooo:rsid="0014d2ff" fo:background-color="#1f1f1f" loext:char-shading-value="0" style:font-size-asian="12pt" style:font-weight-asian="normal" style:font-size-complex="12pt" style:font-weight-complex="normal"/>
    </style:style>
    <style:style style:name="T30" style:family="text">
      <style:text-properties fo:color="#569cd6" loext:opacity="100%" style:font-name="Consolas" fo:font-size="10.5pt" officeooo:rsid="00262413" fo:background-color="#1f1f1f" loext:char-shading-value="0" style:font-size-asian="12pt" style:font-weight-asian="normal" style:font-size-complex="12pt" style:font-weight-complex="normal"/>
    </style:style>
    <style:style style:name="T31" style:family="text">
      <style:text-properties fo:color="#569cd6" loext:opacity="100%" style:font-name="Consolas" fo:font-size="10.5pt" officeooo:rsid="001f75f0" fo:background-color="#1f1f1f" loext:char-shading-value="0" style:font-size-asian="12pt" style:font-weight-asian="normal" style:font-size-complex="12pt" style:font-weight-complex="normal"/>
    </style:style>
    <style:style style:name="T32" style:family="text">
      <style:text-properties fo:color="#569cd6" loext:opacity="100%" style:font-name="Consolas" fo:font-size="10.5pt" officeooo:rsid="00268af2" fo:background-color="#1f1f1f" loext:char-shading-value="0" style:font-size-asian="12pt" style:font-weight-asian="normal" style:font-size-complex="12pt" style:font-weight-complex="normal"/>
    </style:style>
    <style:style style:name="T33" style:family="text">
      <style:text-properties fo:color="#569cd6" loext:opacity="100%" style:font-name="Consolas" fo:font-size="10.5pt" officeooo:rsid="002833d2" fo:background-color="#1f1f1f" loext:char-shading-value="0" style:font-size-asian="12pt" style:font-weight-asian="normal" style:font-size-complex="12pt" style:font-weight-complex="normal"/>
    </style:style>
    <style:style style:name="T34" style:family="text">
      <style:text-properties fo:color="#569cd6" loext:opacity="100%" style:font-name="Consolas" fo:font-size="10.5pt" officeooo:rsid="00293798" fo:background-color="#1f1f1f" loext:char-shading-value="0" style:font-size-asian="12pt" style:font-weight-asian="normal" style:font-size-complex="12pt" style:font-weight-complex="normal"/>
    </style:style>
    <style:style style:name="T35" style:family="text">
      <style:text-properties fo:color="#569cd6" loext:opacity="100%" style:font-name="Consolas" fo:font-size="10.5pt" officeooo:rsid="002c0f59" fo:background-color="#1f1f1f" loext:char-shading-value="0" style:font-size-asian="12pt" style:font-weight-asian="normal" style:font-size-complex="12pt" style:font-weight-complex="normal"/>
    </style:style>
    <style:style style:name="T36" style:family="text">
      <style:text-properties fo:color="#569cd6" loext:opacity="100%" style:font-name="Consolas" fo:font-size="10.5pt" officeooo:rsid="002c4c87" fo:background-color="#1f1f1f" loext:char-shading-value="0" style:font-size-asian="12pt" style:font-weight-asian="normal" style:font-size-complex="12pt" style:font-weight-complex="normal"/>
    </style:style>
    <style:style style:name="T37" style:family="text">
      <style:text-properties fo:color="#569cd6" loext:opacity="100%" style:font-name="Consolas" fo:font-size="10.5pt" officeooo:rsid="002e31aa" fo:background-color="#1f1f1f" loext:char-shading-value="0" style:font-size-asian="12pt" style:font-weight-asian="normal" style:font-size-complex="12pt" style:font-weight-complex="normal"/>
    </style:style>
    <style:style style:name="T38" style:family="text">
      <style:text-properties fo:color="#569cd6" loext:opacity="100%" style:font-name="Consolas" fo:font-size="10.5pt" officeooo:rsid="0032e4e3" fo:background-color="#1f1f1f" loext:char-shading-value="0" style:font-size-asian="12pt" style:font-weight-asian="normal" style:font-size-complex="12pt" style:font-weight-complex="normal"/>
    </style:style>
    <style:style style:name="T39" style:family="text">
      <style:text-properties fo:color="#569cd6" loext:opacity="100%" style:font-name="Consolas" fo:font-size="10.5pt" officeooo:rsid="00342665" fo:background-color="#1f1f1f" loext:char-shading-value="0" style:font-size-asian="12pt" style:font-weight-asian="normal" style:font-size-complex="12pt" style:font-weight-complex="normal"/>
    </style:style>
    <style:style style:name="T40" style:family="text">
      <style:text-properties fo:color="#569cd6" loext:opacity="100%" style:font-name="Consolas" fo:font-size="10.5pt" officeooo:rsid="0036ef62" fo:background-color="#1f1f1f" loext:char-shading-value="0" style:font-size-asian="12pt" style:font-weight-asian="normal" style:font-size-complex="12pt" style:font-weight-complex="normal"/>
    </style:style>
    <style:style style:name="T41" style:family="text">
      <style:text-properties fo:color="#569cd6" loext:opacity="100%" style:font-name="Consolas" fo:font-size="10.5pt" officeooo:rsid="00242a9b" fo:background-color="#1f1f1f" loext:char-shading-value="0"/>
    </style:style>
    <style:style style:name="T42" style:family="text">
      <style:text-properties fo:color="#569cd6" loext:opacity="100%" style:font-name="Consolas" fo:font-size="10.5pt" officeooo:rsid="002833d2" fo:background-color="#1f1f1f" loext:char-shading-value="0"/>
    </style:style>
    <style:style style:name="T43" style:family="text">
      <style:text-properties fo:color="#569cd6" loext:opacity="100%" style:font-name="Consolas" officeooo:rsid="00116a2a" fo:background-color="#1f1f1f" loext:char-shading-value="0" style:font-size-asian="12pt" style:font-weight-asian="normal" style:font-size-complex="12pt" style:font-weight-complex="normal"/>
    </style:style>
    <style:style style:name="T44" style:family="text">
      <style:text-properties fo:color="#cccccc" loext:opacity="100%" style:font-name="Consolas" fo:font-size="12pt" fo:font-weight="normal" officeooo:rsid="00116a2a" fo:background-color="#1f1f1f" loext:char-shading-value="0" style:font-size-asian="12pt" style:font-weight-asian="normal" style:font-size-complex="12pt" style:font-weight-complex="normal"/>
    </style:style>
    <style:style style:name="T45" style:family="text">
      <style:text-properties fo:color="#cccccc" loext:opacity="100%" style:font-name="Consolas" fo:font-size="10.5pt" fo:background-color="#1f1f1f" loext:char-shading-value="0"/>
    </style:style>
    <style:style style:name="T46" style:family="text">
      <style:text-properties fo:color="#cccccc" loext:opacity="100%" style:font-name="Consolas" fo:font-size="10.5pt" officeooo:rsid="0014d2ff" fo:background-color="#1f1f1f" loext:char-shading-value="0" style:font-size-asian="12pt" style:font-weight-asian="normal" style:font-size-complex="12pt" style:font-weight-complex="normal"/>
    </style:style>
    <style:style style:name="T47" style:family="text">
      <style:text-properties fo:color="#cccccc" loext:opacity="100%" style:font-name="Consolas" fo:font-size="10.5pt" officeooo:rsid="001ab826" fo:background-color="#1f1f1f" loext:char-shading-value="0" style:font-size-asian="12pt" style:font-weight-asian="normal" style:font-size-complex="12pt" style:font-weight-complex="normal"/>
    </style:style>
    <style:style style:name="T48" style:family="text">
      <style:text-properties fo:color="#9cdcfe" loext:opacity="100%" style:font-name="Consolas" fo:font-size="12pt" fo:font-weight="normal" officeooo:rsid="00116a2a" fo:background-color="#1f1f1f" loext:char-shading-value="0" style:font-size-asian="12pt" style:font-weight-asian="normal" style:font-size-complex="12pt" style:font-weight-complex="normal"/>
    </style:style>
    <style:style style:name="T49" style:family="text">
      <style:text-properties fo:color="#9cdcfe" loext:opacity="100%" style:font-name="Consolas" fo:font-size="10.5pt" fo:background-color="#1f1f1f" loext:char-shading-value="0"/>
    </style:style>
    <style:style style:name="T50" style:family="text">
      <style:text-properties fo:color="#9cdcfe" loext:opacity="100%" style:font-name="Consolas" fo:font-size="10.5pt" officeooo:rsid="0012ecbb" fo:background-color="#1f1f1f" loext:char-shading-value="0" style:font-size-asian="12pt" style:font-weight-asian="normal" style:font-size-complex="12pt" style:font-weight-complex="normal"/>
    </style:style>
    <style:style style:name="T51" style:family="text">
      <style:text-properties fo:color="#9cdcfe" loext:opacity="100%" style:font-name="Consolas" fo:font-size="10.5pt" officeooo:rsid="0014d2ff" fo:background-color="#1f1f1f" loext:char-shading-value="0" style:font-size-asian="12pt" style:font-weight-asian="normal" style:font-size-complex="12pt" style:font-weight-complex="normal"/>
    </style:style>
    <style:style style:name="T52" style:family="text">
      <style:text-properties fo:color="#ce9178" loext:opacity="100%" style:font-name="Consolas" fo:font-size="12pt" fo:font-weight="normal" officeooo:rsid="00116a2a" fo:background-color="#1f1f1f" loext:char-shading-value="0" style:font-size-asian="12pt" style:font-weight-asian="normal" style:font-size-complex="12pt" style:font-weight-complex="normal"/>
    </style:style>
    <style:style style:name="T53" style:family="text">
      <style:text-properties fo:color="#ce9178" loext:opacity="100%" style:font-name="Consolas" fo:font-size="10.5pt" fo:background-color="#1f1f1f" loext:char-shading-value="0"/>
    </style:style>
    <style:style style:name="T54" style:family="text">
      <style:text-properties fo:color="#ce9178" loext:opacity="100%" style:font-name="Consolas" fo:font-size="10.5pt" officeooo:rsid="0012ecbb" fo:background-color="#1f1f1f" loext:char-shading-value="0" style:font-size-asian="12pt" style:font-weight-asian="normal" style:font-size-complex="12pt" style:font-weight-complex="normal"/>
    </style:style>
    <style:style style:name="T55" style:family="text">
      <style:text-properties fo:color="#ce9178" loext:opacity="100%" style:font-name="Consolas" fo:font-size="10.5pt" officeooo:rsid="0017330f" fo:background-color="#1f1f1f" loext:char-shading-value="0" style:font-size-asian="12pt" style:font-weight-asian="normal" style:font-size-complex="12pt" style:font-weight-complex="normal"/>
    </style:style>
    <style:style style:name="T56" style:family="text">
      <style:text-properties fo:color="#ce9178" loext:opacity="100%" style:font-name="Consolas" fo:font-size="10.5pt" officeooo:rsid="0014d2ff" fo:background-color="#1f1f1f" loext:char-shading-value="0" style:font-size-asian="12pt" style:font-weight-asian="normal" style:font-size-complex="12pt" style:font-weight-complex="normal"/>
    </style:style>
    <style:style style:name="T57" style:family="text">
      <style:text-properties style:font-size-asian="12pt" style:font-weight-asian="normal" style:font-size-complex="12pt" style:font-weight-complex="normal"/>
    </style:style>
    <style:style style:name="T58" style:family="text">
      <style:text-properties officeooo:rsid="00116a2a" style:font-size-asian="12pt" style:font-weight-asian="normal" style:font-size-complex="12pt" style:font-weight-complex="normal"/>
    </style:style>
    <style:style style:name="T59" style:family="text">
      <style:text-properties officeooo:rsid="00124c03" style:font-size-asian="12pt" style:font-weight-asian="normal" style:font-size-complex="12pt" style:font-weight-complex="normal"/>
    </style:style>
    <style:style style:name="T60" style:family="text">
      <style:text-properties officeooo:rsid="0012ecbb" style:font-size-asian="12pt" style:font-weight-asian="normal" style:font-size-complex="12pt" style:font-weight-complex="normal"/>
    </style:style>
    <style:style style:name="T61" style:family="text">
      <style:text-properties officeooo:rsid="0017330f" style:font-size-asian="12pt" style:font-weight-asian="normal" style:font-size-complex="12pt" style:font-weight-complex="normal"/>
    </style:style>
    <style:style style:name="T62" style:family="text">
      <style:text-properties officeooo:rsid="0014d2ff" style:font-size-asian="12pt" style:font-weight-asian="normal" style:font-size-complex="12pt" style:font-weight-complex="normal"/>
    </style:style>
    <style:style style:name="T63" style:family="text">
      <style:text-properties officeooo:rsid="001ab826" style:font-size-asian="12pt" style:font-weight-asian="normal" style:font-size-complex="12pt" style:font-weight-complex="normal"/>
    </style:style>
    <style:style style:name="T64" style:family="text">
      <style:text-properties officeooo:rsid="001c2a33" style:font-size-asian="12pt" style:font-weight-asian="normal" style:font-size-complex="12pt" style:font-weight-complex="normal"/>
    </style:style>
    <style:style style:name="T65" style:family="text">
      <style:text-properties officeooo:rsid="00227493" style:font-size-asian="12pt" style:font-weight-asian="normal" style:font-size-complex="12pt" style:font-weight-complex="normal"/>
    </style:style>
    <style:style style:name="T66" style:family="text">
      <style:text-properties officeooo:rsid="0023b627" style:font-size-asian="12pt" style:font-weight-asian="normal" style:font-size-complex="12pt" style:font-weight-complex="normal"/>
    </style:style>
    <style:style style:name="T67" style:family="text">
      <style:text-properties officeooo:rsid="001f160d" style:font-size-asian="12pt" style:font-weight-asian="normal" style:font-size-complex="12pt" style:font-weight-complex="normal"/>
    </style:style>
    <style:style style:name="T68" style:family="text">
      <style:text-properties officeooo:rsid="001f75f0" style:font-size-asian="12pt" style:font-weight-asian="normal" style:font-size-complex="12pt" style:font-weight-complex="normal"/>
    </style:style>
    <style:style style:name="T69" style:family="text">
      <style:text-properties officeooo:rsid="00262413" style:font-size-asian="12pt" style:font-weight-asian="normal" style:font-size-complex="12pt" style:font-weight-complex="normal"/>
    </style:style>
    <style:style style:name="T70" style:family="text">
      <style:text-properties officeooo:rsid="00268af2" style:font-size-asian="12pt" style:font-weight-asian="normal" style:font-size-complex="12pt" style:font-weight-complex="normal"/>
    </style:style>
    <style:style style:name="T71" style:family="text">
      <style:text-properties officeooo:rsid="0027ce25" style:font-size-asian="12pt" style:font-weight-asian="normal" style:font-size-complex="12pt" style:font-weight-complex="normal"/>
    </style:style>
    <style:style style:name="T72" style:family="text">
      <style:text-properties officeooo:rsid="002833d2" style:font-size-asian="12pt" style:font-weight-asian="normal" style:font-size-complex="12pt" style:font-weight-complex="normal"/>
    </style:style>
    <style:style style:name="T73" style:family="text">
      <style:text-properties officeooo:rsid="00293798" style:font-size-asian="12pt" style:font-weight-asian="normal" style:font-size-complex="12pt" style:font-weight-complex="normal"/>
    </style:style>
    <style:style style:name="T74" style:family="text">
      <style:text-properties officeooo:rsid="002fade3" style:font-size-asian="12pt" style:font-weight-asian="normal" style:font-size-complex="12pt" style:font-weight-complex="normal"/>
    </style:style>
    <style:style style:name="T75" style:family="text">
      <style:text-properties officeooo:rsid="003042e5" style:font-size-asian="12pt" style:font-weight-asian="normal" style:font-size-complex="12pt" style:font-weight-complex="normal"/>
    </style:style>
    <style:style style:name="T76" style:family="text">
      <style:text-properties officeooo:rsid="003239bb" style:font-size-asian="12pt" style:font-weight-asian="normal" style:font-size-complex="12pt" style:font-weight-complex="normal"/>
    </style:style>
    <style:style style:name="T77" style:family="text">
      <style:text-properties officeooo:rsid="0035fae1" style:font-size-asian="12pt" style:font-weight-asian="normal" style:font-size-complex="12pt" style:font-weight-complex="normal"/>
    </style:style>
    <style:style style:name="T78" style:family="text">
      <style:text-properties officeooo:rsid="0036ef62" style:font-size-asian="12pt" style:font-weight-asian="normal" style:font-size-complex="12pt" style:font-weight-complex="normal"/>
    </style:style>
    <style:style style:name="T79" style:family="text">
      <style:text-properties fo:color="#d7ba7d" loext:opacity="100%" style:font-name="Consolas" fo:font-size="10.5pt" officeooo:rsid="00124c03" fo:background-color="#1f1f1f" loext:char-shading-value="0" style:font-size-asian="12pt" style:font-weight-asian="normal" style:font-size-complex="12pt" style:font-weight-complex="normal"/>
    </style:style>
    <style:style style:name="T80" style:family="text">
      <style:text-properties fo:color="#d7ba7d" loext:opacity="100%" style:font-name="Consolas" fo:font-size="10.5pt" officeooo:rsid="001ab826" fo:background-color="#1f1f1f" loext:char-shading-value="0" style:font-size-asian="12pt" style:font-weight-asian="normal" style:font-size-complex="12pt" style:font-weight-complex="normal"/>
    </style:style>
    <style:style style:name="T81" style:family="text">
      <style:text-properties fo:color="#d4d4d4" loext:opacity="100%" style:font-name="Consolas" fo:font-size="10.5pt" officeooo:rsid="0012ecbb" fo:background-color="#1f1f1f" loext:char-shading-value="0" style:font-size-asian="12pt" style:font-weight-asian="normal" style:font-size-complex="12pt" style:font-weight-complex="normal"/>
    </style:style>
    <style:style style:name="T82" style:family="text">
      <style:text-properties fo:color="#d4d4d4" loext:opacity="100%" style:font-name="Consolas" fo:font-size="10.5pt" officeooo:rsid="001ab826" fo:background-color="#1f1f1f" loext:char-shading-value="0" style:font-size-asian="12pt" style:font-weight-asian="normal" style:font-size-complex="12pt" style:font-weight-complex="normal"/>
    </style:style>
    <style:style style:name="T83" style:family="text">
      <style:text-properties fo:color="#0062c4" loext:opacity="100%" officeooo:rsid="0012ecbb" style:font-size-asian="12pt" style:font-weight-asian="normal" style:font-size-complex="12pt" style:font-weight-complex="normal"/>
    </style:style>
    <style:style style:name="T84" style:family="text">
      <style:text-properties fo:color="#0062c4" loext:opacity="100%" officeooo:rsid="00293798" style:font-size-asian="12pt" style:font-weight-asian="normal" style:font-size-complex="12pt" style:font-weight-complex="normal"/>
    </style:style>
    <style:style style:name="T85" style:family="text">
      <style:text-properties fo:font-size="14pt" style:text-underline-style="solid" style:text-underline-width="auto" style:text-underline-color="font-color" fo:font-weight="bold" officeooo:rsid="001ec8e2" style:font-size-asian="14pt" style:font-weight-asian="bold" style:font-size-complex="14pt" style:font-weight-complex="bold"/>
    </style:style>
    <style:style style:name="T86" style:family="text">
      <style:text-properties fo:font-size="14pt" style:text-underline-style="solid" style:text-underline-width="auto" style:text-underline-color="font-color" fo:font-weight="bold" officeooo:rsid="000f19af" style:font-size-asian="14pt" style:font-weight-asian="bold" style:font-size-complex="14pt" style:font-weight-complex="bold"/>
    </style:style>
    <style:style style:name="T87" style:family="text">
      <style:text-properties fo:font-size="14pt" style:text-underline-style="solid" style:text-underline-width="auto" style:text-underline-color="font-color" fo:font-weight="bold" officeooo:rsid="00215143" style:font-size-asian="14pt" style:font-weight-asian="bold" style:font-size-complex="14pt" style:font-weight-complex="bold"/>
    </style:style>
    <style:style style:name="T88" style:family="text">
      <style:text-properties fo:font-size="14pt" style:text-underline-style="solid" style:text-underline-width="auto" style:text-underline-color="font-color" fo:font-weight="bold" officeooo:rsid="0019228c" style:font-size-asian="14pt" style:font-weight-asian="bold" style:font-size-complex="14pt" style:font-weight-complex="bold"/>
    </style:style>
    <style:style style:name="T89" style:family="text">
      <style:text-properties fo:font-size="14pt" style:text-underline-style="solid" style:text-underline-width="auto" style:text-underline-color="font-color" fo:font-weight="bold" officeooo:rsid="002fade3" style:font-size-asian="14pt" style:font-weight-asian="bold" style:font-size-complex="14pt" style:font-weight-complex="bold"/>
    </style:style>
    <style:style style:name="T90" style:family="text">
      <style:text-properties fo:font-size="14pt" style:text-underline-style="solid" style:text-underline-width="auto" style:text-underline-color="font-color" fo:font-weight="bold" officeooo:rsid="00268af2" style:font-size-asian="14pt" style:font-weight-asian="bold" style:font-size-complex="14pt" style:font-weight-complex="bold"/>
    </style:style>
    <style:style style:name="T91" style:family="text">
      <style:text-properties fo:font-size="14pt" style:text-underline-style="solid" style:text-underline-width="auto" style:text-underline-color="font-color" fo:font-weight="bold" officeooo:rsid="003042e5" style:font-size-asian="14pt" style:font-weight-asian="bold" style:font-size-complex="14pt" style:font-weight-complex="bold"/>
    </style:style>
    <style:style style:name="T92" style:family="text">
      <style:text-properties fo:font-size="14pt" style:text-underline-style="solid" style:text-underline-width="auto" style:text-underline-color="font-color" fo:font-weight="bold" officeooo:rsid="003239bb" style:font-size-asian="14pt" style:font-weight-asian="bold" style:font-size-complex="14pt" style:font-weight-complex="bold"/>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17330f"/>
    </style:style>
    <style:style style:name="T95" style:family="text">
      <style:text-properties style:text-underline-style="solid" style:text-underline-width="auto" style:text-underline-color="font-color" officeooo:rsid="0012ecbb" style:font-size-asian="14pt" style:font-weight-asian="bold" style:font-size-complex="14pt" style:font-weight-complex="bold"/>
    </style:style>
    <style:style style:name="T96" style:family="text">
      <style:text-properties style:text-underline-style="solid" style:text-underline-width="auto" style:text-underline-color="font-color" officeooo:rsid="00116a2a" style:font-size-asian="14pt" style:font-weight-asian="bold" style:font-size-complex="14pt" style:font-weight-complex="bold"/>
    </style:style>
    <style:style style:name="T97" style:family="text">
      <style:text-properties style:text-underline-style="solid" style:text-underline-width="auto" style:text-underline-color="font-color" officeooo:rsid="00116a2a" style:font-size-asian="12pt" style:font-weight-asian="normal" style:font-size-complex="12pt" style:font-weight-complex="normal"/>
    </style:style>
    <style:style style:name="T98" style:family="text">
      <style:text-properties officeooo:rsid="00215143"/>
    </style:style>
    <style:style style:name="T99" style:family="text">
      <style:text-properties officeooo:rsid="00268af2"/>
    </style:style>
    <style:style style:name="T100" style:family="text">
      <style:text-properties officeooo:rsid="002a1b17"/>
    </style:style>
    <style:style style:name="T101" style:family="text">
      <style:text-properties officeooo:rsid="002fade3"/>
    </style:style>
    <style:style style:name="T102" style:family="text">
      <style:text-properties officeooo:rsid="003042e5"/>
    </style:style>
    <style:style style:name="T103" style:family="text">
      <style:text-properties officeooo:rsid="003239bb"/>
    </style:style>
    <style:style style:name="T104" style:family="text">
      <style:text-properties officeooo:rsid="0034f6df"/>
    </style:style>
    <style:style style:name="T105" style:family="text">
      <style:text-properties style:text-underline-style="none" officeooo:rsid="00116a2a"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moria de la actividad entregable de Lenguaje de Marcas</text:p>
      <text:p text:style-name="P1"/>
      <text:p text:style-name="P3">En primer lugar se crean los tres ficheros HTML (index.html, programación.html e inscripción.html) que serán la estructura de la página web, <text:span text:style-name="T10">y </text:span>se crean vacíos. <text:span text:style-name="T1">Descargamos todos los elementos necesarios y prepraramos la estructura de carpetas (css, img y media).</text:span></text:p>
      <text:p text:style-name="P3"/>
      <text:p text:style-name="P21"><text:span text:style-name="T2">Después, les </text:span><text:span text:style-name="T3">damos</text:span><text:span text:style-name="T2"> la estructura estándar de los ficheros HTML:5 para generar toda la estructura de cada fichero. </text:span><text:span text:style-name="T4">Creamos además el fichero estilos.css dentro de la carpeta css y añadimos en todos los ficheros HTML una referencia a dicho fichero estilos.css para que se apliquen los estilos en dichos ficheros </text:span><text:span text:style-name="T6">con </text:span><text:span text:style-name="T11">&lt;</text:span><text:span text:style-name="T24">link</text:span><text:span text:style-name="T44"> </text:span><text:span text:style-name="T48">rel</text:span><text:span text:style-name="T44">=</text:span><text:span text:style-name="T52">"stylesheet"</text:span><text:span text:style-name="T44"> </text:span><text:span text:style-name="T48">href</text:span><text:span text:style-name="T44">=</text:span><text:span text:style-name="T52">"css/estilos.css"</text:span><text:span text:style-name="T11">&gt;</text:span><text:span text:style-name="T6"> dentro de </text:span><text:span text:style-name="T11">&lt;</text:span><text:span text:style-name="T24">head</text:span><text:span text:style-name="T11">&gt;</text:span><text:span text:style-name="T6"> </text:span><text:span text:style-name="T4">(aunque inicialmente estilos.css estará vacío). </text:span></text:p>
      <text:p text:style-name="P4"/>
      <text:p text:style-name="P20"><text:span text:style-name="T85">Elementos</text:span><text:span text:style-name="T86"> </text:span><text:span text:style-name="T87">HTML </text:span><text:span text:style-name="T85">comunes</text:span><text:span text:style-name="T86">: header, nav, main y footer</text:span></text:p>
      <text:p text:style-name="P10"><text:span text:style-name="T58">Dentro de la etiqueta body ubicamos las 4 etiquetas semánticas (header, nav, main y footer) que serán </text:span><text:span text:style-name="T105">nuestro</text:span><text:span text:style-name="T58"> encabezado, menún de navegación, parte principal de contenido y pie de página, respectivamente. </text:span><text:span text:style-name="T60">Por comodidad en la lectura, se desglosa cada apartado a continuación:</text:span></text:p>
      <text:p text:style-name="P5"/>
      <text:p text:style-name="P31"><text:span text:style-name="T96">H</text:span><text:span text:style-name="T95">eader</text:span></text:p>
      <text:p text:style-name="P12"><text:span text:style-name="T58">Dentro de </text:span><text:span text:style-name="T60">nuestro encabezado (</text:span><text:span text:style-name="T58">header</text:span><text:span text:style-name="T60">)</text:span><text:span text:style-name="T58"> colocamos la imagen del logo de la conferencia (el cerebro) mediante la etiqueta </text:span><text:span text:style-name="T12">&lt;</text:span><text:span text:style-name="T25">img</text:span><text:span text:style-name="T45"> </text:span><text:span text:style-name="T49">id</text:span><text:span text:style-name="T45">=</text:span><text:span text:style-name="T53">"cerebro"</text:span><text:span text:style-name="T45"> </text:span><text:span text:style-name="T49">src</text:span><text:span text:style-name="T45">=</text:span><text:span text:style-name="T53">"img/logo.png"</text:span><text:span text:style-name="T45"> </text:span><text:span text:style-name="T49">alt</text:span><text:span text:style-name="T45">=</text:span><text:span text:style-name="T53">"Logo Cerebro"</text:span><text:span text:style-name="T12">&gt;</text:span><text:span text:style-name="T58"> , </text:span><text:span text:style-name="T59">le damos a id ‘cerebro’ para poder darle estilos mediante el selector </text:span><text:span text:style-name="T79">img#cerebro</text:span><text:span text:style-name="T58"> </text:span><text:span text:style-name="T59">en el fichero estilos.css y </text:span><text:span text:style-name="T58">añadimos el texto alternativo (alt) “Logo Cerebro”, ya que contribuye a la accesibilidad. </text:span><text:span text:style-name="T63">Además, he optado por añadir id para</text:span><text:span text:style-name="T58"> </text:span><text:span text:style-name="T63">que sea más fácil añadir estilo únicamente a dicha imagen mediante </text:span><text:span text:style-name="T80">img#cerebro</text:span><text:span text:style-name="T63">, aunque también valdría con </text:span><text:span text:style-name="T80">header</text:span><text:span text:style-name="T47"> </text:span><text:span text:style-name="T82">&gt;</text:span><text:span text:style-name="T47"> </text:span><text:span text:style-name="T80">img</text:span><text:span text:style-name="T60"> </text:span><text:span text:style-name="T63">porque es el únic</text:span><text:span text:style-name="T64">o</text:span><text:span text:style-name="T63"> “child” inmediato de tipo img que tiene header. D</text:span><text:span text:style-name="T60">e paso, añadimos el script necesario para usar los iconos de </text:span><text:span text:style-name="T83">fontawesome</text:span><text:span text:style-name="T60"> referenciándolos directamente con la etiqueta </text:span><text:span text:style-name="T14">&lt;</text:span><text:span text:style-name="T27">script</text:span><text:span text:style-name="T81"> </text:span><text:span text:style-name="T50">src</text:span><text:span text:style-name="T81">= </text:span><text:span text:style-name="T54">"https://kit.fontawesome.com/b9bb1f7e9b.js"</text:span><text:span text:style-name="T81"> </text:span><text:span text:style-name="T50">crossorigin</text:span><text:span text:style-name="T81">=</text:span><text:span text:style-name="T54">"anonymous"</text:span><text:span text:style-name="T14">&gt;</text:span><text:span text:style-name="T60"> al final de nuestra etiqueta </text:span><text:span text:style-name="T23">&lt;</text:span><text:span text:style-name="T43">head</text:span><text:span text:style-name="T23">&gt;</text:span><text:span text:style-name="T60">. </text:span><text:span text:style-name="T61">En un contenedor </text:span><text:span text:style-name="T15">&lt;</text:span><text:span text:style-name="T28">div</text:span><text:span text:style-name="T15">&gt;</text:span><text:span text:style-name="T61"> añadimos los párrafos </text:span><text:span text:style-name="T15">&lt;</text:span><text:span text:style-name="T28">p</text:span><text:span text:style-name="T15">&gt;</text:span><text:span text:style-name="T61"> con el título de las jornadas, lugar y fecha, además de los logos </text:span><text:span text:style-name="T15">&lt;</text:span><text:span text:style-name="T28">img</text:span><text:span text:style-name="T15">&gt;</text:span><text:span text:style-name="T65"> </text:span><text:span text:style-name="T61">de Facebook, X(Twitter) e Instagram </text:span><text:span text:style-name="T66">que se identificarán con la clase logo para editar sus propiedades</text:span><text:span text:style-name="T61">.</text:span></text:p>
      <text:p text:style-name="P6"/>
      <text:p text:style-name="P29">Nav</text:p>
      <text:p text:style-name="P11"><text:span text:style-name="T60">Dentro del menún de navegación (nav) </text:span><text:span text:style-name="T62">únicamente necesitamos crear una lista desordenada </text:span><text:span text:style-name="T12">&lt;</text:span><text:span text:style-name="T25">ul</text:span><text:span text:style-name="T12">&gt;</text:span><text:span text:style-name="T62"> con 3 elementos </text:span><text:span text:style-name="T16">&lt;</text:span><text:span text:style-name="T29">li</text:span><text:span text:style-name="T16">&gt;</text:span><text:span text:style-name="T62">, </text:span><text:span text:style-name="T61">cada uno</text:span><text:span text:style-name="T62"> contiene un enlace </text:span><text:span text:style-name="T16">&lt;</text:span><text:span text:style-name="T29">a</text:span><text:span text:style-name="T46"> </text:span><text:span text:style-name="T51">href</text:span><text:span text:style-name="T46">=</text:span><text:span text:style-name="T56">"</text:span><text:span text:style-name="T55">fichero</text:span><text:span text:style-name="T56">.html"</text:span><text:span text:style-name="T16">&gt;</text:span><text:span text:style-name="T62"> </text:span><text:span text:style-name="T61">a cada uno de los ficheros HTML de nuestra web (index, programación e inscripción).</text:span></text:p>
      <text:p text:style-name="P7"/>
      <text:p text:style-name="P23">Main</text:p>
      <text:p text:style-name="P8">Aunque el main representa el contenido principal de todas los ficheros, no tiene la misma estructura en todos, así que simplemente se menciona que el contenido principal de cada uno irá dentro de dicho contenedor por razones de semántica. <text:span text:style-name="T99">Posteriormente se explica en cada apartado su contenido concreto.</text:span></text:p>
      <text:p text:style-name="P8"/>
      <text:p text:style-name="P30"><text:span text:style-name="T94">F</text:span><text:span text:style-name="T93">ooter</text:span></text:p>
      <text:p text:style-name="P9">Dentro del pie de página (footer) únicamente incluiremos dos párrafos <text:span text:style-name="T22">&lt;</text:span><text:span text:style-name="T41">p</text:span><text:span text:style-name="T22">&gt;</text:span>: uno con el texto que indica que somos nosotros los que hemos realizado la actividad y el nombre de la asignatura, y otro para indicar el trimestre del curso. <text:span text:style-name="T100">El texto es blanco y el fondo negro.</text:span></text:p>
      <text:p text:style-name="P22"><text:soft-page-break/>Elem<text:span text:style-name="T98">e</text:span>ntos concretos: index.html</text:p>
      <text:p text:style-name="P13"><text:span text:style-name="T70">E</text:span><text:span text:style-name="T67">mpezamos por los elementos concretos que contiene el fichero index.html </text:span><text:span text:style-name="T70">en su parte </text:span><text:span text:style-name="T19">&lt;</text:span><text:span text:style-name="T32">main</text:span><text:span text:style-name="T19">&gt;</text:span><text:span text:style-name="T67">. </text:span><text:span text:style-name="T68">Lo primero que tenemos es un contenedor </text:span><text:span text:style-name="T12">&lt;</text:span><text:span text:style-name="T25">section</text:span><text:span text:style-name="T12">&gt;</text:span><text:span text:style-name="T68"> que contendrá </text:span><text:span text:style-name="T69">el título </text:span><text:span text:style-name="T17">&lt;</text:span><text:span text:style-name="T30">h2</text:span><text:span text:style-name="T17">&gt;</text:span><text:span text:style-name="T68"> y el texto </text:span><text:span text:style-name="T18">&lt;</text:span><text:span text:style-name="T31">p</text:span><text:span text:style-name="T18">&gt;</text:span><text:span text:style-name="T68"> de las jornadas, </text:span><text:span text:style-name="T69">además d</text:span><text:span text:style-name="T68">el vídeo de las jornadas con la etiqueta </text:span><text:span text:style-name="T18">&lt;</text:span><text:span text:style-name="T31">video</text:span><text:span text:style-name="T18">&gt;</text:span><text:span text:style-name="T68">. </text:span><text:span text:style-name="T70">Lo siguiente es otra sección en la que tenemos el div que contendrá dos div más (en cada uno va el título h2 y su párrafo correspondiente “dónde” y “cuándo”. Además, el último párrafo de “cuándo” contiene un </text:span><text:span text:style-name="T19">&lt;</text:span><text:span text:style-name="T32">span</text:span><text:span text:style-name="T19">&gt;</text:span><text:span text:style-name="T70"> para darle efecto negrita al texto, así como un enlace </text:span><text:span text:style-name="T19">&lt;</text:span><text:span text:style-name="T32">a</text:span><text:span text:style-name="T19">&gt;</text:span><text:span text:style-name="T70"> a “inscripción.html”.</text:span></text:p>
      <text:p text:style-name="P14"><text:span text:style-name="T71">Los elementos que siguen son un </text:span><text:span text:style-name="T12">&lt;</text:span><text:span text:style-name="T25">div</text:span><text:span text:style-name="T12">&gt;</text:span><text:span text:style-name="T71"> para la parte de eventos </text:span><text:span text:style-name="T72">(que no dio tiempo a terminar de implementar a nivel de CSS) con un título </text:span><text:span text:style-name="T20">&lt;</text:span><text:span text:style-name="T33">h2</text:span><text:span text:style-name="T20">&gt;</text:span><text:span text:style-name="T72"> “Eventos” y un </text:span><text:span text:style-name="T20">&lt;</text:span><text:span text:style-name="T33">div</text:span><text:span text:style-name="T20">&gt;</text:span><text:span text:style-name="T72"> para cada imagen </text:span><text:span text:style-name="T20">&lt;</text:span><text:span text:style-name="T33">img</text:span><text:span text:style-name="T20">&gt;</text:span><text:span text:style-name="T72"> con su texto </text:span><text:span text:style-name="T20">&lt;</text:span><text:span text:style-name="T33">p</text:span><text:span text:style-name="T20">&gt;</text:span><text:span text:style-name="T72"> correspondiente con la intención de poder organizarlos.</text:span></text:p>
      <text:p text:style-name="P32"/>
      <text:p text:style-name="P24">Elem<text:span text:style-name="T98">e</text:span>ntos concretos: <text:span text:style-name="T99">programación</text:span>.html</text:p>
      <text:p text:style-name="P15"><text:span text:style-name="T72">En primer lugar, dentro del </text:span><text:span text:style-name="T12">&lt;</text:span><text:span text:style-name="T42">main</text:span><text:span text:style-name="T12">&gt;</text:span><text:span text:style-name="T72"> de programación.html tenemos un contenedor </text:span><text:span text:style-name="T20">&lt;</text:span><text:span text:style-name="T33">div</text:span><text:span text:style-name="T20">&gt;</text:span><text:span text:style-name="T72"> que contiene el título </text:span><text:span text:style-name="T20">&lt;</text:span><text:span text:style-name="T37">h2</text:span><text:span text:style-name="T20">&gt;</text:span><text:span text:style-name="T72"> y la tabla </text:span><text:span text:style-name="T20">&lt;</text:span><text:span text:style-name="T37">table</text:span><text:span text:style-name="T20">&gt;</text:span><text:span text:style-name="T72"> con sus diferentes apartados </text:span><text:span text:style-name="T20">&lt;</text:span><text:span text:style-name="T36">caption</text:span><text:span text:style-name="T20">&gt;</text:span><text:span text:style-name="T72">, </text:span><text:span text:style-name="T20">&lt;</text:span><text:span text:style-name="T36">thead</text:span><text:span text:style-name="T20">&gt;</text:span><text:span text:style-name="T72">, </text:span><text:span text:style-name="T20">&lt;</text:span><text:span text:style-name="T36">tbody</text:span><text:span text:style-name="T20">&gt;</text:span><text:span text:style-name="T72"> y </text:span><text:span text:style-name="T20">&lt;</text:span><text:span text:style-name="T36">tfoot</text:span><text:span text:style-name="T20">&gt;</text:span><text:span text:style-name="T72">. </text:span><text:span text:style-name="T73">Además, se han añadido los iconos directamente de la web </text:span><text:span text:style-name="T84">fontawesome</text:span><text:span text:style-name="T73">. Acto seguido tenemos otro contenedor </text:span><text:span text:style-name="T13">&lt;</text:span><text:span text:style-name="T26">div</text:span><text:span text:style-name="T13">&gt;</text:span><text:span text:style-name="T73"> que contiene el título </text:span><text:span text:style-name="T21">&lt;</text:span><text:span text:style-name="T35">h2</text:span><text:span text:style-name="T21">&gt;</text:span><text:span text:style-name="T73"> “Programación” y un contenedor </text:span><text:span text:style-name="T21">&lt;</text:span><text:span text:style-name="T34">div</text:span><text:span text:style-name="T21">&gt;</text:span><text:span text:style-name="T73"> para cada lista </text:span><text:span text:style-name="T21">&lt;</text:span><text:span text:style-name="T35">ul</text:span><text:span text:style-name="T21">&gt;</text:span><text:span text:style-name="T73"> con sus correspondientes listas ordenadas </text:span><text:span text:style-name="T21">&lt;</text:span><text:span text:style-name="T35">ol</text:span><text:span text:style-name="T21">&gt;</text:span><text:span text:style-name="T73">. </text:span></text:p>
      <text:p text:style-name="P33"/>
      <text:p text:style-name="P24">Elem<text:span text:style-name="T98">e</text:span>ntos concretos: <text:span text:style-name="T99">inscripción</text:span>.html</text:p>
      <text:p text:style-name="P17"><text:span text:style-name="T74">En el apartado </text:span><text:span text:style-name="T21">&lt;</text:span><text:span text:style-name="T38">main</text:span><text:span text:style-name="T21">&gt;</text:span><text:span text:style-name="T74"> de inscripción.html empezamos con contenedor </text:span><text:span text:style-name="T21">&lt;</text:span><text:span text:style-name="T34">div</text:span><text:span text:style-name="T21">&gt;</text:span><text:span text:style-name="T74"> que contiene un formulario mediante la etiqueta </text:span><text:span text:style-name="T12">&lt;</text:span><text:span text:style-name="T25">form</text:span><text:span text:style-name="T45"> </text:span><text:span text:style-name="T49">method</text:span><text:span text:style-name="T45">=</text:span><text:span text:style-name="T53">"get"</text:span><text:span text:style-name="T45"> </text:span><text:span text:style-name="T49">target</text:span><text:span text:style-name="T45">=</text:span><text:span text:style-name="T53">"_self"</text:span><text:span text:style-name="T12">&gt;</text:span><text:span text:style-name="T74">, que contendrá a los demás elementos. El formulario consta de dos campos principales </text:span><text:span text:style-name="T21">&lt;</text:span><text:span text:style-name="T38">fieldset</text:span><text:span text:style-name="T21">&gt;</text:span><text:span text:style-name="T74"> (datos personales y perfil), de un </text:span><text:span text:style-name="T21">&lt;</text:span><text:span text:style-name="T38">checkbox</text:span><text:span text:style-name="T21">&gt;</text:span><text:span text:style-name="T74"> con su texto label para aceptar las políticas y un botón de submit con el texto “Enviar”. A su vez, cada campo contiene los siguientes elementos:</text:span></text:p>
      <text:p text:style-name="P34"/>
      <text:p text:style-name="P25"><text:span text:style-name="T101">I</text:span><text:span text:style-name="T99">nscripción</text:span>.html – <text:span text:style-name="T101">Datos personales:</text:span></text:p>
      <text:p text:style-name="P17"><text:span text:style-name="T74">En el apartado “</text:span><text:span text:style-name="T75">datos personales” tenemos primero la propia leyenda </text:span><text:span text:style-name="T21">&lt;</text:span><text:span text:style-name="T38">legend</text:span><text:span text:style-name="T21">&gt;</text:span><text:span text:style-name="T75"> y una serie de </text:span><text:span text:style-name="T21">&lt;</text:span><text:span text:style-name="T38">inputs</text:span><text:span text:style-name="T21">&gt;</text:span><text:span text:style-name="T75"> con sus textos </text:span><text:span text:style-name="T21">&lt;</text:span><text:span text:style-name="T38">label</text:span><text:span text:style-name="T21">&gt;</text:span><text:span text:style-name="T75"> asociados mediante el atributo for. A saber: nombre y apellidos que son de tipo texto, correo que es de tipo email y teléfono que es de tipo tel, así como el input para adjuntar una fotografía.</text:span></text:p>
      <text:p text:style-name="P34"/>
      <text:p text:style-name="P26"><text:span text:style-name="T101">I</text:span><text:span text:style-name="T99">nscripción</text:span>.html – <text:span text:style-name="T102">Perfil</text:span><text:span text:style-name="T101">:</text:span></text:p>
      <text:p text:style-name="P18"><text:span text:style-name="T74">En el aparta “</text:span><text:span text:style-name="T75">perfil” por otra parte, tenemos la leyenda </text:span><text:span text:style-name="T21">&lt;</text:span><text:span text:style-name="T38">legend</text:span><text:span text:style-name="T21">&gt;</text:span><text:span text:style-name="T75">, una zona de texto para introducir una breve descripción de los motivos </text:span><text:span text:style-name="T21">&lt;</text:span><text:span text:style-name="T39">textarea</text:span><text:span text:style-name="T21">&gt;</text:span><text:span text:style-name="T75">, y otros tres campos secundarios </text:span><text:span text:style-name="T21">&lt;</text:span><text:span text:style-name="T38">fieldset</text:span><text:span text:style-name="T21">&gt;</text:span><text:span text:style-name="T75">: profesiones, talleres y días. Cada uno descrito a continuación.</text:span></text:p>
      <text:p text:style-name="P38"/>
      <text:p text:style-name="P16"><text:span text:style-name="T89">I</text:span><text:span text:style-name="T90">nscripción</text:span><text:span text:style-name="T88">.html – </text:span><text:span text:style-name="T91">Perfil</text:span><text:span text:style-name="T89">: </text:span><text:span text:style-name="T92">profesiones</text:span></text:p>
      <text:p text:style-name="P17"><text:span text:style-name="T74">E</text:span><text:span text:style-name="T76">l campo de profesiones consta de una leyenda </text:span><text:span text:style-name="T21">&lt;</text:span><text:span text:style-name="T38">legend</text:span><text:span text:style-name="T21">&gt;</text:span><text:span text:style-name="T76"> y una serie de inputs de tipo </text:span><text:span text:style-name="T21">&lt;</text:span><text:span text:style-name="T38">radio</text:span><text:span text:style-name="T21">&gt;</text:span><text:span text:style-name="T76"> <text:s/>que se seleccionan de manera exclusiva al ponerles a todos el mismo nombre (haciendo que pertenezcan al mismo grupo), pero con distintos valores e ids.</text:span></text:p>
      <text:p text:style-name="P36"/>
      <text:p text:style-name="P27"><text:span text:style-name="T101">I</text:span><text:span text:style-name="T99">nscripción</text:span>.html – <text:span text:style-name="T102">Perfil</text:span><text:span text:style-name="T101">: </text:span><text:span text:style-name="T104">talleres</text:span></text:p>
      <text:p text:style-name="P17"><text:span text:style-name="T74">E</text:span><text:span text:style-name="T76">l campo de talleres consta de una leyenda </text:span><text:span text:style-name="T21">&lt;</text:span><text:span text:style-name="T38">legend</text:span><text:span text:style-name="T21">&gt;</text:span><text:span text:style-name="T76"> y una serie de </text:span><text:span text:style-name="T21">&lt;</text:span><text:span text:style-name="T38">checkbox</text:span><text:span text:style-name="T21">&gt;</text:span><text:span text:style-name="T76"> con sus textos. Pueden seleccionarse tantos como se desee y todos tienen el mismo nombre para que pertenezcan al mismo grupo.</text:span></text:p>
      <text:p text:style-name="P35"/>
      <text:p text:style-name="P34"/>
      <text:p text:style-name="P34"/>
      <text:p text:style-name="P28"><text:soft-page-break/><text:span text:style-name="T101">I</text:span><text:span text:style-name="T99">nscripción</text:span>.html – <text:span text:style-name="T102">Perfil</text:span><text:span text:style-name="T101">: </text:span><text:span text:style-name="T104">días</text:span></text:p>
      <text:p text:style-name="P19"><text:span text:style-name="T74">C</text:span><text:span text:style-name="T57">onsta de una leyenda </text:span><text:span text:style-name="T21">&lt;</text:span><text:span text:style-name="T38">legend</text:span><text:span text:style-name="T21">&gt;</text:span><text:span text:style-name="T57"> </text:span><text:span text:style-name="T78">y</text:span><text:span text:style-name="T57"> un selector desplegable </text:span><text:span text:style-name="T21">&lt;</text:span><text:span text:style-name="T40">select</text:span><text:span text:style-name="T21">&gt;</text:span><text:span text:style-name="T57"> con 4 opciones </text:span><text:span text:style-name="T21">&lt;</text:span><text:span text:style-name="T40">option</text:span><text:span text:style-name="T21">&gt;</text:span><text:span text:style-name="T57">(una de las cuales no tiene valor asociado para evitar que sea una opción elegible</text:span><text:span text:style-name="T77">)</text:span><text:span text:style-name="T57">. </text:span><text:span text:style-name="T77">Se debe elegir una opción válida.</text:span></text:p>
      <text:p text:style-name="P37"/>
      <text:p text:style-name="P37"/>
      <text:p text:style-name="P27"><text:span text:style-name="T103">Estilos - CSS</text:span><text:span text:style-name="T101">:</text:span></text:p>
      <text:p text:style-name="P20"><text:span text:style-name="T5">Una vez terminado todo el contenido de los ficheros HTML, e</text:span><text:span text:style-name="T3">n estilos.css importamos las fuentes </text:span><text:span text:style-name="T5">requeridas</text:span><text:span text:style-name="T3"> (</text:span><text:span text:style-name="T9">https://fonts.googleapis.com/css?family=</text:span><text:span text:style-name="T7"> </text:span><text:span text:style-name="T8">seguido de la fuente o fuentes a importar). </text:span></text:p>
      <text:p text:style-name="P39"/>
      <text:p text:style-name="P39"/>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17T08:06:18.206000000</dc:date>
    <meta:editing-duration>PT4H31M23S</meta:editing-duration>
    <meta:editing-cycles>41</meta:editing-cycles>
    <meta:generator>LibreOffice/7.2.2.2$Windows_X86_64 LibreOffice_project/02b2acce88a210515b4a5bb2e46cbfb63fe97d56</meta:generator>
    <meta:document-statistic meta:table-count="0" meta:image-count="0" meta:object-count="0" meta:page-count="3" meta:paragraph-count="32" meta:word-count="991" meta:character-count="6390" meta:non-whitespace-character-count="5422"/>
  </office:meta>
</office:document-meta>
</file>